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5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>
      <style:table-cell-properties fo:background-color="#ff6600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7"/>
    <style:style style:name="ce9" style:family="table-cell" style:parent-style-name="Default" style:data-style-name="N106"/>
    <style:style style:name="ce10" style:family="table-cell" style:parent-style-name="Default" style:data-style-name="N1"/>
  </office:automatic-styles>
  <office:body>
    <office:spreadsheet>
      <table:calculation-settings table:automatic-find-labels="false"/>
      <table:table table:name="ROM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>
            <text:p>19:16</text:p>
          </table:table-cell>
          <table:table-cell table:style-name="ce2" office:value-type="string" calcext:value-type="string">
            <text:p>15:12</text:p>
          </table:table-cell>
          <table:table-cell table:style-name="ce2" office:value-type="string" calcext:value-type="string">
            <text:p>11:8</text:p>
          </table:table-cell>
          <table:table-cell table:style-name="ce2" office:value-type="string" calcext:value-type="string">
            <text:p>7:0</text:p>
          </table:table-cell>
          <table:table-cell table:style-name="ce1"/>
          <table:table-cell table:style-name="ce1" office:value-type="string" calcext:value-type="string">
            <text:p>Freq (MHz)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ain RO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xx</text:p>
          </table:table-cell>
          <table:table-cell table:number-columns-repeated="2"/>
          <table:table-cell table:style-name="Default" office:value-type="string" calcext:value-type="string">
            <text:p>8N</text:p>
          </table:table-cell>
          <table:table-cell office:value-type="float" office:value="1.5" calcext:value-type="float">
            <text:p>1,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xxx</text:p>
          </table:table-cell>
          <table:table-cell table:number-columns-repeated="2"/>
          <table:table-cell table:style-name="Default" office:value-type="string" calcext:value-type="string">
            <text:p>9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001</text:p>
          </table:table-cell>
          <table:table-cell office:value-type="string" calcext:value-type="string">
            <text:p>0xxx</text:p>
          </table:table-cell>
          <table:table-cell table:number-columns-repeated="2"/>
          <table:table-cell table:style-name="Default" office:value-type="string" calcext:value-type="string">
            <text:p>12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1xxx</text:p>
          </table:table-cell>
          <table:table-cell table:number-columns-repeated="2"/>
          <table:table-cell table:style-name="Default" office:value-type="string" calcext:value-type="string">
            <text:p>13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01xx</text:p>
          </table:table-cell>
          <table:table-cell table:number-columns-repeated="2"/>
          <table:table-cell table:style-name="Default"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nd ROM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xx</text:p>
          </table:table-cell>
          <table:table-cell table:number-columns-repeated="2"/>
          <table:table-cell table:style-name="Default" office:value-type="string" calcext:value-type="string">
            <text:p>14H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acter ROM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xx</text:p>
          </table:table-cell>
          <table:table-cell table:number-columns-repeated="2"/>
          <table:table-cell office:value-type="string" calcext:value-type="string">
            <text:p>11E</text:p>
          </table:table-cell>
          <table:table-cell table:style-name="ce4" table:formula="of:=[.G9]" office:value-type="float" office:value="0.749625187406297" calcext:value-type="float">
            <text:p>0,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 ROM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xx</text:p>
          </table:table-cell>
          <table:table-cell table:number-columns-repeated="2"/>
          <table:table-cell office:value-type="string" calcext:value-type="string">
            <text:p>3N/3L</text:p>
          </table:table-cell>
          <table:table-cell table:style-name="ce4" table:formula="of:=1/1.334" office:value-type="float" office:value="0.749625187406297" calcext:value-type="float">
            <text:p>0,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2"/>
          <table:table-cell office:value-type="string" calcext:value-type="string">
            <text:p>1N/1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oll ROM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xx</text:p>
          </table:table-cell>
          <table:table-cell table:number-columns-repeated="2"/>
          <table:table-cell office:value-type="string" calcext:value-type="string">
            <text:p>3B/3C</text:p>
          </table:table-cell>
          <table:table-cell table:style-name="ce4" table:formula="of:=1/2.667" office:value-type="float" office:value="0.374953130858643" calcext:value-type="float">
            <text:p>0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2"/>
          <table:table-cell office:value-type="string" calcext:value-type="string">
            <text:p>1B/1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111</text:p>
          </table:table-cell>
          <table:table-cell office:value-type="string" calcext:value-type="string">
            <text:p>0xxx</text:p>
          </table:table-cell>
          <table:table-cell table:number-columns-repeated="2"/>
          <table:table-cell office:value-type="string" calcext:value-type="string">
            <text:p>3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2"/>
          <table:table-cell office:value-type="string" calcext:value-type="string">
            <text:p>1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18 bi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10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13 bits</text:p>
          </table:table-cell>
          <table:table-cell table:style-name="Default" table:number-columns-repeated="3"/>
          <table:table-cell table:number-columns-repeated="1018"/>
        </table:table-row>
      </table:table>
      <table:table table:name="RAM" table:style-name="ta1"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DDR 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CPU</text:p>
          </table:table-cell>
          <table:table-cell office:value-type="float" office:value="13" calcext:value-type="float">
            <text:p>13</text:p>
          </table:table-cell>
          <table:table-cell table:formula="of:=2^[.B2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snd CPU</text:p>
          </table:table-cell>
          <table:table-cell table:style-name="ce5" office:value-type="float" office:value="13" calcext:value-type="float">
            <text:p>13</text:p>
          </table:table-cell>
          <table:table-cell table:formula="of:=2^[.B3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11" calcext:value-type="float">
            <text:p>11</text:p>
          </table:table-cell>
          <table:table-cell table:formula="of:=2^[.B4]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8" calcext:value-type="float">
            <text:p>8</text:p>
          </table:table-cell>
          <table:table-cell table:formula="of:=2^[.B5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table:formula="of:=2^[.B6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8" calcext:value-type="float">
            <text:p>8</text:p>
          </table:table-cell>
          <table:table-cell table:formula="of:=2^[.B7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data</text:p>
          </table:table-cell>
          <table:table-cell office:value-type="float" office:value="9" calcext:value-type="float">
            <text:p>9</text:p>
          </table:table-cell>
          <table:table-cell table:formula="of:=2^[.B8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Obj control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1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2</text:p>
          </table:table-cell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2"/>
          <table:table-cell table:formula="of:=SUM([.C2:.C11])" office:value-type="float" office:value="20480" calcext:value-type="float">
            <text:p>20480</text:p>
          </table:table-cell>
          <table:table-cell office:value-type="string" calcext:value-type="string">
            <text:p>bytes</text:p>
          </table:table-cell>
        </table:table-row>
      </table:table>
      <table:table table:name="Mux" table:style-name="ta1"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echarge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t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 CL</text:p>
          </table:table-cell>
          <table:table-cell table:formula="of:=[.D4]*[.E4]" office:value-type="float" office:value="22.5" calcext:value-type="float">
            <text:p>22,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62.5" calcext:value-type="float">
            <text:p>6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table:formula="of:=1000/[.B6]"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11.11" calcext:value-type="float">
            <text:p>111,11</text:p>
          </table:table-cell>
          <table:table-cell office:value-type="string" calcext:value-type="string">
            <text:p>ns</text:p>
          </table:table-cell>
          <table:table-cell table:style-name="ce4" table:formula="of:=1000/[.B9]" office:value-type="float" office:value="9.00009000090001" calcext:value-type="float">
            <text:p>9,00</text:p>
          </table:table-cell>
          <table:table-cell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8" office:value-type="float" office:value="81000000" calcext:value-type="float">
            <text:p>8,10E+7 Hz</text:p>
          </table:table-cell>
          <table:table-cell table:style-name="ce9" table:formula="of:=1000000000/[.I10]" office:value-type="float" office:value="12.3456790123457" calcext:value-type="float">
            <text:p>12 ns</text:p>
          </table:table-cell>
        </table:table-row>
        <table:table-row table:style-name="ro1">
          <table:table-cell/>
          <table:table-cell office:value-type="string" calcext:value-type="string">
            <text:p>3MHz</text:p>
          </table:table-cell>
          <table:table-cell office:value-type="string" calcext:value-type="string">
            <text:p>1,5MHz</text:p>
          </table:table-cell>
          <table:table-cell office:value-type="string" calcext:value-type="string">
            <text:p>0,75MH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2]*[.$B$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3]*[.$B$9]" office:value-type="float" office:value="111.11" calcext:value-type="float">
            <text:p>111,11</text:p>
          </table:table-cell>
          <table:table-cell table:style-name="ce4" table:formula="of:=1000/[.E13]" office:value-type="float" office:value="9.00009000090001" calcext:value-type="float">
            <text:p>9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 table:style-name="ce10" table:formula="of:=[.I13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r</text:p>
          </table:table-cell>
          <table:table-cell table:formula="of:=[.A14]*[.$B$9]" office:value-type="float" office:value="222.22" calcext:value-type="float">
            <text:p>222,22</text:p>
          </table:table-cell>
          <table:table-cell table:style-name="ce4" table:formula="of:=1000/[.E14]" office:value-type="float" office:value="4.50004500045" calcext:value-type="float">
            <text:p>4,50</text:p>
          </table:table-cell>
          <table:table-cell/>
          <table:table-cell office:value-type="string" calcext:value-type="string">
            <text:p>ACTIVATE</text:p>
          </table:table-cell>
          <table:table-cell office:value-type="float" office:value="1" calcext:value-type="float">
            <text:p>1</text:p>
          </table:table-cell>
          <table:table-cell table:style-name="ce10" table:formula="of:=[.I14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5]*[.$B$9]" office:value-type="float" office:value="333.33" calcext:value-type="float">
            <text:p>333,33</text:p>
          </table:table-cell>
          <table:table-cell table:style-name="ce7" table:formula="of:=1000/[.E15]" office:value-type="float" office:value="3.0000300003" calcext:value-type="float">
            <text:p>3,00</text:p>
          </table:table-cell>
          <table:table-cell/>
          <table:table-cell office:value-type="string" calcext:value-type="string">
            <text:p>SET_READ</text:p>
          </table:table-cell>
          <table:table-cell office:value-type="float" office:value="3" calcext:value-type="float">
            <text:p>3</text:p>
          </table:table-cell>
          <table:table-cell table:style-name="ce10" table:formula="of:=[.I15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6]*[.$B$9]" office:value-type="float" office:value="444.44" calcext:value-type="float">
            <text:p>444,44</text:p>
          </table:table-cell>
          <table:table-cell table:style-name="ce4" table:formula="of:=1000/[.E16]" office:value-type="float" office:value="2.250022500225" calcext:value-type="float">
            <text:p>2,2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table:style-name="ce10" table:formula="of:=[.I16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7]*[.$B$9]" office:value-type="float" office:value="555.55" calcext:value-type="float">
            <text:p>555,55</text:p>
          </table:table-cell>
          <table:table-cell table:style-name="ce4" table:formula="of:=1000/[.E17]" office:value-type="float" office:value="1.80001800018" calcext:value-type="float">
            <text:p>1,80</text:p>
          </table:table-cell>
          <table:table-cell table:number-columns-repeated="2"/>
          <table:table-cell table:formula="of:=SUM([.I12:.I16])" office:value-type="float" office:value="9" calcext:value-type="float">
            <text:p>9</text:p>
          </table:table-cell>
          <table:table-cell table:style-name="ce10" table:formula="of:=[.I17]*[.$J$10]" office:value-type="float" office:value="111.111111111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8]*[.$B$9]" office:value-type="float" office:value="666.66" calcext:value-type="float">
            <text:p>666,66</text:p>
          </table:table-cell>
          <table:table-cell table:style-name="ce7" table:formula="of:=1000/[.E18]" office:value-type="float" office:value="1.5000150001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9]*[.$B$9]" office:value-type="float" office:value="777.77" calcext:value-type="float">
            <text:p>777,77</text:p>
          </table:table-cell>
          <table:table-cell table:style-name="ce4" table:formula="of:=1000/[.E19]" office:value-type="float" office:value="1.28572714298572" calcext:value-type="float">
            <text:p>1,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bj</text:p>
          </table:table-cell>
          <table:table-cell table:formula="of:=[.A20]*[.$B$9]" office:value-type="float" office:value="888.88" calcext:value-type="float">
            <text:p>888,88</text:p>
          </table:table-cell>
          <table:table-cell table:style-name="ce4" table:formula="of:=1000/[.E20]" office:value-type="float" office:value="1.1250112501125" calcext:value-type="float">
            <text:p>1,13</text:p>
          </table:table-cell>
          <table:table-cell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1]*[.$B$9]" office:value-type="float" office:value="999.99" calcext:value-type="float">
            <text:p>999,99</text:p>
          </table:table-cell>
          <table:table-cell table:style-name="ce4" table:formula="of:=1000/[.E21]" office:value-type="float" office:value="1.0000100001" calcext:value-type="float">
            <text:p>1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2]*[.$B$9]" office:value-type="float" office:value="1111.1" calcext:value-type="float">
            <text:p>1111,1</text:p>
          </table:table-cell>
          <table:table-cell table:style-name="ce4" table:formula="of:=1000/[.E22]" office:value-type="float" office:value="0.900009000090001" calcext:value-type="float">
            <text:p>0,90</text:p>
          </table:table-cell>
          <table:table-cell/>
          <table:table-cell office:value-type="string" calcext:value-type="string">
            <text:p>AUTOREFRE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3]*[.$B$9]" office:value-type="float" office:value="1222.21" calcext:value-type="float">
            <text:p>1222,21</text:p>
          </table:table-cell>
          <table:table-cell table:style-name="ce4" table:formula="of:=1000/[.E23]" office:value-type="float" office:value="0.818190000081819" calcext:value-type="float">
            <text:p>0,82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12" calcext:value-type="float">
            <text:p>12</text:p>
          </table:table-cell>
          <table:table-cell table:style-name="ce10" table:formula="of:=[.I23]*[.$J$10]" office:value-type="float" office:value="148.148148148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4]*[.$B$9]" office:value-type="float" office:value="1333.32" calcext:value-type="float">
            <text:p>1333,32</text:p>
          </table:table-cell>
          <table:table-cell table:style-name="ce7" table:formula="of:=1000/[.E24]" office:value-type="float" office:value="0.750007500075001" calcext:value-type="float">
            <text:p>0,7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([.I20:.I24])" office:value-type="float" office:value="18" calcext:value-type="float">
            <text:p>18</text:p>
          </table:table-cell>
          <table:table-cell table:style-name="ce10" table:formula="of:=[.I25]*[.$J$10]" office:value-type="float" office:value="222.222222222222" calcext:value-type="float">
            <text:p>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2" number:grouping="true"/>
      <number:text> ns</number:text>
    </number:number-style>
    <number:number-style style:name="N107">
      <number:scientific-number number:decimal-places="2" loext:min-decimal-places="2" number:min-integer-digits="1" number:min-exponent-digits="1" loext:exponent-interval="1" loext:forced-exponent-sign="true"/>
      <number:text> Hz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08:55:34.6886836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0:47:05.021268944</meta:creation-date>
    <dc:date>2017-07-02T09:00:05.744639746</dc:date>
    <meta:editing-duration>P6DT13M21S</meta:editing-duration>
    <meta:editing-cycles>9</meta:editing-cycles>
    <meta:generator>LibreOffice/5.1.6.2$Linux_X86_64 LibreOffice_project/10m0$Build-2</meta:generator>
    <meta:document-statistic meta:table-count="3" meta:cell-count="195" meta:object-count="0"/>
  </office:meta>
</office:document-meta>
</file>